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Tuning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to 2000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/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/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/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4:45:49.661813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5-26T14:47:03.583739963</dc:date>
    <meta:editing-duration>P4DT6H3M21S</meta:editing-duration>
    <meta:editing-cycles>328</meta:editing-cycles>
    <meta:generator>LibreOffice/5.2.7.2$Linux_X86_64 LibreOffice_project/20m0$Build-2</meta:generator>
    <meta:document-statistic meta:table-count="1" meta:cell-count="3760" meta:object-count="0"/>
  </office:meta>
</office:document-meta>
</file>